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, sans-serif"/>
    <style:font-face style:name="apple-system" svg:font-family="apple-system, BlinkMacSystemFont, Arial, sans-serif"/>
    <style:font-face style:name="apple-system1" svg:font-family="apple-system, Roboto, SegoeUI, 'Segoe UI', 'Helvetica Neue', Helvetica, 'Microsoft YaHei', 'Meiryo UI', Meiryo, 'Arial Unicode MS', sans-serif"/>
    <style:font-face style:name="system-ui" svg:font-family="system-ui, apple-system, 'Segoe UI', Roboto, Ubuntu, Cantarell, 'Noto Sans', sans-serif, 'Segoe UI', Roboto, 'Helvetica Neue', 'Noto Sans', 'Liberation Sans', Arial, sans-serif, 'Apple Color Emoji', 'Segoe UI Emoji', 'Segoe UI Symbol', 'Noto Color Emoji'"/>
    <style:font-face style:name="system-ui1" svg:font-family="system-ui, apple-system, 'Segoe UI', Roboto, Ubuntu, Cantarell, 'Noto Sans', sans-serif, 'Segoe UI', Roboto, 'Helvetica Neue', 'Noto Sans', 'Liberation Sans', Arial, sans-serif, 'Apple Color Emoji', 'Segoe UI Emoji', 'Segoe UI Symbol', 'Noto Color Emoji'" style:font-family-generic="roman"/>
    <style:font-face style:name="var bs-font-monospace" svg:font-family="'var bs-font-monospace'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1.4361in" style:rel-column-width="2068*"/>
    </style:style>
    <style:style style:name="Таблица1.B" style:family="table-column">
      <style:table-column-properties style:column-width="5.4889in" style:rel-column-width="7904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382in" fo:border-left="0.05pt solid #000000" fo:border-right="none" fo:border-top="none" fo:border-bottom="0.05pt solid #000000"/>
    </style:style>
    <style:style style:name="Таблица1.7" style:family="table-row">
      <style:table-row-properties style:min-row-height="0.2556in"/>
    </style:style>
    <style:style style:name="P1" style:family="paragraph" style:parent-style-name="Text_20_body">
      <style:text-properties fo:language="ru" fo:country="RU" officeooo:rsid="0001fc9f" officeooo:paragraph-rsid="0001fc9f"/>
    </style:style>
    <style:style style:name="P2" style:family="paragraph" style:parent-style-name="Table_20_Contents">
      <style:text-properties style:font-name="system-ui1" fo:font-size="8pt" fo:language="ru" fo:country="RU" officeooo:rsid="00075e36" officeooo:paragraph-rsid="000cecf5" style:font-size-asian="8pt" style:font-size-complex="8pt"/>
    </style:style>
    <style:style style:name="P3" style:family="paragraph" style:parent-style-name="Table_20_Contents">
      <style:text-properties style:font-name="system-ui1" fo:font-size="8pt" fo:language="ru" fo:country="RU" officeooo:rsid="00075e36" officeooo:paragraph-rsid="00084f15" style:font-size-asian="8pt" style:font-size-complex="8pt"/>
    </style:style>
    <style:style style:name="P4" style:family="paragraph" style:parent-style-name="Table_20_Contents">
      <style:text-properties style:font-name="system-ui1" fo:font-size="8pt" fo:language="ru" fo:country="RU" officeooo:rsid="00075e36" officeooo:paragraph-rsid="00075e36" style:font-size-asian="8pt" style:font-size-complex="8pt"/>
    </style:style>
    <style:style style:name="P5" style:family="paragraph" style:parent-style-name="Table_20_Contents">
      <style:text-properties style:font-name="system-ui1" fo:font-size="8pt" fo:language="ru" fo:country="RU" officeooo:rsid="0001fc9f" officeooo:paragraph-rsid="0001fc9f" style:font-size-asian="8pt" style:font-size-complex="8pt"/>
    </style:style>
    <style:style style:name="P6" style:family="paragraph" style:parent-style-name="Table_20_Contents">
      <style:text-properties style:font-name="system-ui1" fo:font-size="8pt" fo:language="ru" fo:country="RU" officeooo:rsid="0002cbe9" officeooo:paragraph-rsid="0002cbe9" style:font-size-asian="8pt" style:font-size-complex="8pt"/>
    </style:style>
    <style:style style:name="P7" style:family="paragraph" style:parent-style-name="Table_20_Contents">
      <style:text-properties style:font-name="system-ui1" fo:font-size="8pt" fo:language="ru" fo:country="RU" officeooo:rsid="0003eb4a" officeooo:paragraph-rsid="0003eb4a" style:font-size-asian="8pt" style:font-size-complex="8pt"/>
    </style:style>
    <style:style style:name="P8" style:family="paragraph" style:parent-style-name="Table_20_Contents">
      <style:text-properties style:font-name="system-ui1" fo:font-size="8pt" fo:language="ru" fo:country="RU" officeooo:rsid="00054595" officeooo:paragraph-rsid="00054595" style:font-size-asian="8pt" style:font-size-complex="8pt"/>
    </style:style>
    <style:style style:name="P9" style:family="paragraph" style:parent-style-name="Table_20_Contents">
      <style:text-properties style:font-name="system-ui1" fo:font-size="8pt" fo:language="ru" fo:country="RU" officeooo:rsid="00068aca" officeooo:paragraph-rsid="00068aca" style:font-size-asian="8pt" style:font-size-complex="8pt"/>
    </style:style>
    <style:style style:name="P10" style:family="paragraph" style:parent-style-name="Table_20_Contents">
      <style:text-properties style:font-name="system-ui1" fo:font-size="8pt" fo:language="ru" fo:country="RU" fo:font-weight="bold" officeooo:rsid="0003eb4a" officeooo:paragraph-rsid="0003eb4a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system-ui1" fo:font-size="8pt" style:font-size-asian="8pt" style:font-size-complex="8pt"/>
    </style:style>
    <style:style style:name="P12" style:family="paragraph" style:parent-style-name="Table_20_Contents">
      <style:text-properties style:font-name="system-ui1" fo:font-size="8pt" officeooo:rsid="000ec4db" officeooo:paragraph-rsid="000ec4db" style:font-size-asian="8pt" style:font-size-complex="8pt"/>
    </style:style>
    <style:style style:name="P13" style:family="paragraph" style:parent-style-name="Table_20_Contents">
      <style:text-properties style:font-name="system-ui1" fo:font-size="8pt" officeooo:rsid="000cecf5" officeooo:paragraph-rsid="000cecf5" style:font-size-asian="8pt" style:font-size-complex="8pt"/>
    </style:style>
    <style:style style:name="P14" style:family="paragraph" style:parent-style-name="Table_20_Contents">
      <style:text-properties style:font-name="system-ui1" fo:font-size="8pt" officeooo:rsid="000b7a3e" officeooo:paragraph-rsid="000b7a3e" style:font-size-asian="8pt" style:font-size-complex="8pt"/>
    </style:style>
    <style:style style:name="P15" style:family="paragraph" style:parent-style-name="Table_20_Contents">
      <style:text-properties style:font-name="system-ui1" fo:font-size="8pt" officeooo:rsid="000bb4e0" officeooo:paragraph-rsid="000bb4e0" style:font-size-asian="8pt" style:font-size-complex="8pt"/>
    </style:style>
    <style:style style:name="P16" style:family="paragraph" style:parent-style-name="Table_20_Contents">
      <style:text-properties style:font-name="system-ui1" fo:font-size="8pt" officeooo:paragraph-rsid="0003eb4a" style:font-size-asian="8pt" style:font-size-complex="8pt"/>
    </style:style>
    <style:style style:name="P17" style:family="paragraph" style:parent-style-name="Table_20_Contents">
      <style:text-properties style:font-name="system-ui1" fo:font-size="8pt" fo:font-weight="bold" officeooo:rsid="0001fc9f" officeooo:paragraph-rsid="0001fc9f" style:font-size-asian="8pt" style:font-weight-asian="bold" style:font-size-complex="8pt" style:font-weight-complex="bold"/>
    </style:style>
    <style:style style:name="P18" style:family="paragraph" style:parent-style-name="Table_20_Contents">
      <style:text-properties fo:font-size="9pt" style:font-size-asian="9pt" style:font-size-complex="9pt"/>
    </style:style>
    <style:style style:name="P19" style:family="paragraph" style:parent-style-name="Text_20_body">
      <style:text-properties style:font-name="system-ui1" fo:font-size="8pt" fo:language="ru" fo:country="RU" officeooo:paragraph-rsid="000cecf5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eb4a"/>
    </style:style>
    <style:style style:name="T3" style:family="text">
      <style:text-properties fo:language="en" fo:country="US" officeooo:rsid="00084f15"/>
    </style:style>
    <style:style style:name="T4" style:family="text">
      <style:text-properties fo:language="en" fo:country="US" officeooo:rsid="000cecf5"/>
    </style:style>
    <style:style style:name="T5" style:family="text">
      <style:text-properties fo:language="ru" fo:country="RU" officeooo:rsid="0003eb4a"/>
    </style:style>
    <style:style style:name="T6" style:family="text">
      <style:text-properties officeooo:rsid="00075e36"/>
    </style:style>
    <style:style style:name="T7" style:family="text">
      <style:text-properties officeooo:rsid="00084f15"/>
    </style:style>
    <style:style style:name="T8" style:family="text">
      <style:text-properties fo:font-variant="normal" fo:text-transform="none" fo:color="#212529" loext:opacity="100%" style:font-name="system-ui" fo:letter-spacing="normal" fo:language="ru" fo:country="RU" fo:font-style="normal" fo:font-weight="normal"/>
    </style:style>
    <style:style style:name="T9" style:family="text">
      <style:text-properties fo:font-variant="normal" fo:text-transform="none" fo:color="#212529" loext:opacity="100%" style:font-name="system-ui" fo:letter-spacing="normal" fo:language="ru" fo:country="RU" fo:font-style="normal" fo:font-weight="normal" officeooo:rsid="000a2d80"/>
    </style:style>
    <style:style style:name="T10" style:family="text">
      <style:text-properties fo:font-variant="normal" fo:text-transform="none" fo:color="#212529" loext:opacity="100%" style:font-name="system-ui" fo:letter-spacing="normal" fo:language="ru" fo:country="RU" fo:font-style="normal" fo:font-weight="normal" officeooo:rsid="000bb4e0"/>
    </style:style>
    <style:style style:name="T11" style:family="text">
      <style:text-properties fo:font-variant="normal" fo:text-transform="none" fo:color="#212529" loext:opacity="100%" style:font-name="system-ui" fo:letter-spacing="normal" fo:language="ru" fo:country="RU" fo:font-style="normal" fo:font-weight="normal" officeooo:rsid="000ec4db"/>
    </style:style>
    <style:style style:name="T12" style:family="text">
      <style:text-properties fo:font-variant="normal" fo:text-transform="none" fo:color="#212529" loext:opacity="100%" style:font-name="system-ui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variant="normal" fo:text-transform="none" fo:color="#212529" loext:opacity="100%" style:font-name="system-ui" fo:letter-spacing="normal" fo:language="ru" fo:country="RU" fo:font-style="normal" fo:font-weight="bold" officeooo:rsid="000a2d80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color="#212529" loext:opacity="100%" style:font-name="system-ui" fo:letter-spacing="normal" fo:language="ru" fo:country="RU" fo:font-style="normal" fo:font-weight="bold" style:font-weight-asian="bold" style:font-weight-complex="bold"/>
    </style:style>
    <style:style style:name="T15" style:family="text">
      <style:text-properties fo:font-variant="normal" fo:text-transform="none" fo:color="#212529" loext:opacity="100%" style:font-name="system-ui" fo:font-size="9pt" fo:letter-spacing="normal" fo:language="ru" fo:country="RU" fo:font-style="normal" fo:font-weight="normal" style:font-size-asian="9pt" style:font-size-complex="9pt"/>
    </style:style>
    <style:style style:name="T16" style:family="text">
      <style:text-properties fo:font-variant="normal" fo:text-transform="none" fo:color="#212529" loext:opacity="100%" style:font-name="system-ui" fo:font-size="9pt" fo:letter-spacing="normal" fo:language="ru" fo:country="RU" fo:font-style="normal" fo:font-weight="normal" officeooo:rsid="000a2d80" style:font-size-asian="9pt" style:font-size-complex="9pt"/>
    </style:style>
    <style:style style:name="T17" style:family="text">
      <style:text-properties fo:font-variant="normal" fo:text-transform="none" fo:color="#212529" loext:opacity="100%" fo:font-size="9pt" fo:letter-spacing="normal" fo:language="ru" fo:country="RU" fo:font-style="normal" fo:font-weight="normal" style:font-size-asian="9pt" style:font-size-complex="9pt"/>
    </style:style>
    <style:style style:name="T18" style:family="text">
      <style:text-properties fo:font-variant="normal" fo:text-transform="none" fo:color="#212529" loext:opacity="100%" fo:font-size="9pt" fo:letter-spacing="normal" fo:language="ru" fo:country="RU" fo:font-style="normal" fo:font-weight="normal" officeooo:rsid="000a2d80" style:font-size-asian="9pt" style:font-size-complex="9pt"/>
    </style:style>
    <style:style style:name="T19" style:family="text">
      <style:text-properties fo:font-variant="normal" fo:text-transform="none" fo:color="#212529" loext:opacity="100%" fo:letter-spacing="normal" fo:language="ru" fo:country="RU" fo:font-style="normal" fo:font-weight="normal"/>
    </style:style>
    <style:style style:name="T20" style:family="text">
      <style:text-properties fo:font-variant="normal" fo:text-transform="none" fo:color="#212529" loext:opacity="100%" fo:letter-spacing="normal" fo:language="ru" fo:country="RU" fo:font-style="normal" fo:font-weight="normal" officeooo:rsid="000ec4db"/>
    </style:style>
    <style:style style:name="T21" style:family="text">
      <style:text-properties fo:font-variant="normal" fo:text-transform="none" fo:color="#212529" loext:opacity="100%" fo:letter-spacing="normal" fo:language="ru" fo:country="RU" fo:font-style="normal" fo:font-weight="normal" officeooo:rsid="000bb4e0"/>
    </style:style>
    <style:style style:name="T22" style:family="text">
      <style:text-properties fo:font-variant="normal" fo:text-transform="none" fo:color="#212529" loext:opacity="100%" fo:letter-spacing="normal" fo:language="ru" fo:country="RU" fo:font-style="normal" fo:font-weight="normal" officeooo:rsid="000a2d80"/>
    </style:style>
    <style:style style:name="T23" style:family="text">
      <style:text-properties fo:font-variant="normal" fo:text-transform="none" fo:color="#212529" loext:opacity="100%" fo:letter-spacing="normal" fo:language="ru" fo:country="RU" fo:font-style="normal" fo:font-weight="normal" officeooo:rsid="0010a896"/>
    </style:style>
    <style:style style:name="T24" style:family="text">
      <style:text-properties fo:font-variant="normal" fo:text-transform="none" fo:color="#212529" loext:opacity="100%" fo:letter-spacing="normal" fo:language="ru" fo:country="RU" fo:font-style="normal" fo:font-weight="bold" style:font-weight-asian="bold" style:font-weight-complex="bold"/>
    </style:style>
    <style:style style:name="T25" style:family="text">
      <style:text-properties fo:font-variant="normal" fo:text-transform="none" fo:color="#212529" loext:opacity="100%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212529" loext:opacity="100%" fo:letter-spacing="normal" fo:language="ru" fo:country="RU" fo:font-style="normal" fo:font-weight="bold" officeooo:rsid="000a2d8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212529" loext:opacity="100%" style:font-name="system-ui1" fo:font-size="9pt" fo:letter-spacing="normal" fo:language="ru" fo:country="RU" fo:font-style="normal" fo:font-weight="normal" style:font-size-asian="9pt" style:font-size-complex="9pt"/>
    </style:style>
    <style:style style:name="T28" style:family="text">
      <style:text-properties fo:font-variant="normal" fo:text-transform="none" fo:color="#212529" loext:opacity="100%" style:font-name="system-ui1" fo:font-size="9pt" fo:letter-spacing="normal" fo:language="ru" fo:country="RU" fo:font-style="normal" fo:font-weight="normal" officeooo:rsid="000a2d80" style:font-size-asian="9pt" style:font-size-complex="9pt"/>
    </style:style>
    <style:style style:name="T29" style:family="text">
      <style:text-properties fo:font-variant="normal" fo:text-transform="none" fo:color="#212529" loext:opacity="100%" style:font-name="system-ui1" fo:letter-spacing="normal" fo:language="ru" fo:country="RU" fo:font-style="normal" fo:font-weight="normal"/>
    </style:style>
    <style:style style:name="T30" style:family="text">
      <style:text-properties fo:font-variant="normal" fo:text-transform="none" fo:color="#212529" loext:opacity="100%" style:font-name="system-ui1" fo:letter-spacing="normal" fo:language="ru" fo:country="RU" fo:font-style="normal" fo:font-weight="normal" officeooo:rsid="000a2d80"/>
    </style:style>
    <style:style style:name="T31" style:family="text">
      <style:text-properties fo:font-variant="normal" fo:text-transform="none" fo:color="#212529" loext:opacity="100%" style:font-name="system-ui1" fo:font-size="8pt" fo:letter-spacing="normal" fo:language="ru" fo:country="RU" fo:font-style="normal" fo:font-weight="normal" style:font-size-asian="8pt" style:font-size-complex="8pt"/>
    </style:style>
    <style:style style:name="T32" style:family="text">
      <style:text-properties fo:font-variant="normal" fo:text-transform="none" fo:color="#212529" loext:opacity="100%" style:font-name="system-ui1" fo:font-size="8pt" fo:letter-spacing="normal" fo:language="ru" fo:country="RU" fo:font-style="normal" fo:font-weight="normal" officeooo:rsid="000a2d80" style:font-size-asian="8pt" style:font-size-complex="8pt"/>
    </style:style>
    <style:style style:name="T33" style:family="text">
      <style:text-properties fo:font-variant="normal" fo:text-transform="none" style:font-name="var bs-font-monospace" fo:font-size="9pt" fo:letter-spacing="normal" fo:language="ru" fo:country="RU" fo:font-style="normal" fo:font-weight="normal" style:font-size-asian="9pt" style:font-size-complex="9pt"/>
    </style:style>
    <style:style style:name="T34" style:family="text">
      <style:text-properties fo:font-variant="normal" fo:text-transform="none" fo:font-size="9pt" fo:letter-spacing="normal" fo:language="ru" fo:country="RU" fo:font-style="normal" fo:font-weight="normal" style:font-size-asian="9pt" style:font-size-complex="9pt"/>
    </style:style>
    <style:style style:name="T35" style:family="text">
      <style:text-properties fo:font-variant="normal" fo:text-transform="none" style:font-name="system-ui1" fo:font-size="9pt" fo:letter-spacing="normal" fo:language="ru" fo:country="RU" fo:font-style="normal" fo:font-weight="normal" style:font-size-asian="9pt" style:font-size-complex="9pt"/>
    </style:style>
    <style:style style:name="T36" style:family="text">
      <style:text-properties fo:font-variant="normal" fo:text-transform="none" style:font-name="system-ui1" fo:letter-spacing="normal" fo:language="ru" fo:country="RU" fo:font-style="normal" fo:font-weight="normal"/>
    </style:style>
    <style:style style:name="T37" style:family="text">
      <style:text-properties fo:font-variant="normal" fo:text-transform="none" style:font-name="system-ui1" fo:font-size="8pt" fo:letter-spacing="normal" fo:language="ru" fo:country="RU" fo:font-style="normal" fo:font-weight="normal" style:font-size-asian="8pt" style:font-size-complex="8pt"/>
    </style:style>
    <style:style style:name="T38" style:family="text">
      <style:text-properties officeooo:rsid="000cecf5"/>
    </style:style>
    <style:style style:name="T39" style:family="text">
      <style:text-properties officeooo:rsid="000ec4d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ужно давать лаконичные, <text:span text:style-name="T6">достаточно продемонстрировать понимание предмета</text:span>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Ф.И.О.</text:p>
          </table:table-cell>
          <table:table-cell table:style-name="Таблица1.B1" office:value-type="string">
            <text:p text:style-name="P12">Хабибуллин Ильдус Фаридович</text:p>
          </table:table-cell>
        </table:table-row>
        <table:table-row>
          <table:table-cell table:style-name="Таблица1.A2" table:number-columns-spanned="2" office:value-type="string">
            <text:p text:style-name="P17">Java</text:p>
          </table:table-cell>
          <table:covered-table-cell/>
        </table:table-row>
        <table:table-row>
          <table:table-cell table:style-name="Таблица1.A3" office:value-type="string">
            <text:p text:style-name="P5">Что такое переопределение метода?</text:p>
          </table:table-cell>
          <table:table-cell table:style-name="Таблица1.A2" office:value-type="string">
            <text:p text:style-name="Table_20_Contents"><text:span text:style-name="T31">Для переопределения метода в Java необходимо в классе-потомке объявить метод с таким же именем, списком параметров и типом возвращаемого значения, как у метода в классе-родителе, и пометить его аннотацией </text:span><text:span text:style-name="Source_20_Text"><text:span text:style-name="T37">@Override</text:span></text:span><text:span text:style-name="T31">. В теле метода необходимо описать новую реализацию метода.<text:line-break/><text:line-break/></text:span><text:span text:style-name="T32">Применяется для изменения реализации метода у класса-наследника. Теперь у объекта класса-наследника <text:s/>благодаря позднему связыванию будет вызываться переопределённая реализация.</text:span></text:p>
          </table:table-cell>
        </table:table-row>
        <table:table-row>
          <table:table-cell table:style-name="Таблица1.A3" office:value-type="string">
            <text:p text:style-name="P6">Какие бывают виды классов?</text:p>
          </table:table-cell>
          <table:table-cell table:style-name="Таблица1.A2" office:value-type="string">
            <text:p text:style-name="P14"><text:span text:style-name="T19">В java существует следующие типы не вложенных классов:<text:line-break/>1. Обычный публичный класс </text:span></text:p>
            <text:p text:style-name="P14"><text:span text:style-name="T19">2. Абстрактный класс<text:line-break/><text:line-break/>В java существуют следующие типы вложенных классов:</text:span></text:p>
            <text:p text:style-name="P14"><text:span text:style-name="T19">1. Статический вложенный класс<text:line-break/>2. Внутренний класс<text:line-break/>3. Локальный класс<text:line-break/>4. Анонимный класс</text:span></text:p>
          </table:table-cell>
        </table:table-row>
        <table:table-row>
          <table:table-cell table:style-name="Таблица1.A3" office:value-type="string">
            <text:p text:style-name="P6">Как и зачем можно использовать модификатор <text:span text:style-name="T1">final?</text:span></text:p>
          </table:table-cell>
          <table:table-cell table:style-name="Таблица1.A2" office:value-type="string">
            <text:p text:style-name="P14"><text:span text:style-name="T22">1. </text:span><text:span text:style-name="T19">Перед переменной ссылочного типа слово </text:span><text:span text:style-name="T25">final</text:span><text:span text:style-name="T19"> запрещает изменение ссылки на объект</text:span></text:p>
            <text:p text:style-name="P14"><text:span text:style-name="T19">2</text:span><text:span text:style-name="T22">. Перед переменной </text:span><text:span text:style-name="T19">примитивного</text:span><text:span text:style-name="T22"> типа слово </text:span><text:span text:style-name="T26">final</text:span><text:span text:style-name="T22"> запрещает изменение </text:span><text:span text:style-name="T19">значения переменной<text:line-break/>3. Перед </text:span><text:span text:style-name="T22">слово </text:span><text:span text:style-name="T26">final <text:s/></text:span><text:span text:style-name="T19">классом предотвращает создание классов-наследников</text:span></text:p>
            <text:p text:style-name="P14"><text:span text:style-name="T19">4. Перед методом предотвращает переопределение метода в классах-наследниках</text:span></text:p>
            <text:p text:style-name="P14"><text:span text:style-name="T22"/></text:p>
          </table:table-cell>
        </table:table-row>
        <table:table-row>
          <table:table-cell table:style-name="Таблица1.A3" office:value-type="string">
            <text:p text:style-name="P7">Какие есть варианты использования ключевого слова <text:span text:style-name="T1">try?</text:span></text:p>
          </table:table-cell>
          <table:table-cell table:style-name="Таблица1.A2" office:value-type="string">
            <text:p text:style-name="P14"><text:span text:style-name="T19">1. try-finally</text:span></text:p>
            <text:p text:style-name="P14"><text:span text:style-name="T19">2. try-catch</text:span></text:p>
            <text:p text:style-name="P14"><text:span text:style-name="T19">3. try-catch-finally</text:span></text:p>
            <text:p text:style-name="P14"><text:span text:style-name="T19">4. try-with-resources</text:span></text:p>
            <text:p text:style-name="P14"><text:span text:style-name="T19">5. try-with-resources-catch</text:span></text:p>
          </table:table-cell>
        </table:table-row>
        <table:table-row table:style-name="Таблица1.7">
          <table:table-cell table:style-name="Таблица1.A3" office:value-type="string">
            <text:p text:style-name="P16"><text:span text:style-name="T5">Какие есть стандартные реализации интерфейса </text:span><text:span text:style-name="T2">List </text:span><text:span text:style-name="T5">и в каких ситуациях их нужно использовать?</text:span></text:p>
          </table:table-cell>
          <table:table-cell table:style-name="Таблица1.A2" office:value-type="string">
            <text:p text:style-name="P14"><text:span text:style-name="T21">1. LinlkedList — Предпочтительнее <text:s/>при большом количестве вставок или удалений в конеце или начале. Но вместо него предпочтительнее ArrayDeque.</text:span></text:p>
            <text:p text:style-name="P15"><text:span text:style-name="T21">2. </text:span><text:span text:style-name="T19">ArrayList <text:s/>— Препдочтительнее при частом чтении данных по индексу и относительно нечастой записи и удалении данных. Но всегда в реальности предпочтительнее использовать <text:s/>ArrayList из-за оптимизаций и того, что это непрерывная область в пямяти. </text:span></text:p>
          </table:table-cell>
        </table:table-row>
        <table:table-row>
          <table:table-cell table:style-name="Таблица1.A3" office:value-type="string">
            <text:p text:style-name="P8">В чём основная идея стримов из пакета java.util.stream?</text:p>
          </table:table-cell>
          <table:table-cell table:style-name="Таблица1.A2" office:value-type="string">
            <text:p text:style-name="P13"><text:span text:style-name="T19">Основная идея это переход от итеративной обработки данных перейти к потоковой обработке данных. <text:line-break/><text:line-break/>Просто указывать необходимый результат для каждого элемента коллекции в коде.<text:line-break/>Например отфильтровать людей с возрастом младше 18 лет, а не расписываю </text:span><text:span text:style-name="T23">как при работе с коллекцией в цикле:</text:span><text:span text:style-name="T19"><text:line-break/><text:line-break/>-возьми колекцию<text:line-break/>-возьми следующий элемент <text:line-break/>-проверь возраст<text:line-break/>-удали если младше 18 из </text:span><text:span text:style-name="T23">копии коллекции</text:span><text:span text:style-name="T19"><text:line-break/>-верни копию коллекции </text:span><text:span text:style-name="T23">после перебора всех элементов</text:span><text:span text:style-name="T19"><text:line-break/><text:line-break/>Что делает подход похожим на декларативный подход при выборке строк в SQL, где просто указываются необходимые условия отбора.</text:span></text:p>
          </table:table-cell>
        </table:table-row>
        <table:table-row>
          <table:table-cell table:style-name="Таблица1.A2" table:number-columns-spanned="2" office:value-type="string">
            <text:p text:style-name="P10">Разное</text:p>
          </table:table-cell>
          <table:covered-table-cell/>
        </table:table-row>
        <table:table-row>
          <table:table-cell table:style-name="Таблица1.A3" office:value-type="string">
            <text:p text:style-name="P7">Каким критериям должна удовлетворять «хорошая» хэш-функция?</text:p>
          </table:table-cell>
          <table:table-cell table:style-name="Таблица1.A2" office:value-type="string">
            <text:p text:style-name="P19"><text:span text:style-name="T38">1 Детерменизм. Хэш-функция вызванная к одному и тому же объекту несколько раз должна возвращать одно и то же значение.</text:span></text:p>
            <text:p text:style-name="P19">2 Эффективность. Хэш-функция должна работать быстро.</text:p>
            <text:p text:style-name="P19">3 Ограниченность. Хэш-функция должна возвращать значение в пределах длины массива HashMap. Это свойство даёт гарантию, что мы никогда не обратимся к индексу, который не соответствует ни одной из ячеек.</text:p>
            <text:p text:style-name="P19">4 <text:span text:style-name="T38">Р</text:span>авномерность. Данные должны распределяться по ячейкам равномерно, т.е. каждое выходное значение Хэш-функции должно быть равновероятным.</text:p>
          </table:table-cell>
        </table:table-row>
        <text:soft-page-break/>
        <table:table-row>
          <table:table-cell table:style-name="Таблица1.A3" office:value-type="string">
            <text:p text:style-name="P9">В чём причина популярности и широкого распространения кодировки <text:span text:style-name="T1">UTF-8?</text:span></text:p>
          </table:table-cell>
          <table:table-cell table:style-name="Таблица1.A2" office:value-type="string">
            <text:p text:style-name="P12"><text:span text:style-name="T19">1</text:span><text:span text:style-name="T20"> </text:span><text:span text:style-name="T19">В UTF-8 первые 128 символов, включая все латинские символы, кодируются 8 битами, как и в кодировке ASCII обеспечивая совместимость и оптимизируя затраты на латинские и циферные символы.<text:line-break/>2 Остальные символы кодируются дополнтельными битами, что позволяет делать универасальную кодировку без лишнего увеличения затрат на кодировку наиболее употребимых символов как это в UTF-16 и UTF-32, где </text:span><text:span text:style-name="T24">ВСЕ</text:span><text:span text:style-name="T19"> символы кодируются сооветственно 16-ю и 32-мя битами соответсвенно. </text:span></text:p>
          </table:table-cell>
        </table:table-row>
        <table:table-row>
          <table:table-cell table:style-name="Таблица1.A3" office:value-type="string">
            <text:p text:style-name="P3"><text:span text:style-name="T7">Сравните форматы </text:span><text:span text:style-name="T3">XML </text:span><text:span text:style-name="T7">и </text:span><text:span text:style-name="T3">JSON. </text:span><text:span text:style-name="T7">Когда какой использовать?</text:span></text:p>
          </table:table-cell>
          <table:table-cell table:style-name="Таблица1.A2" office:value-type="string">
            <text:p text:style-name="P2"><text:span text:style-name="T3">JSON </text:span><text:span text:style-name="T4">гораздо удобнее читать, из-за обилия тэгов и при их большой вложенности в XML читать и понимать структуру гораздо сложнее.<text:line-break/><text:line-break/>XML обязателен при использовании SOAP <text:line-break/>JSON гораздо предпочтительнее в REST</text:span></text:p>
          </table:table-cell>
        </table:table-row>
        <table:table-row>
          <table:table-cell table:style-name="Таблица1.A3" office:value-type="string">
            <text:p text:style-name="P4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office:value-type="string">
            <text:p text:style-name="P11">1. Разрешение DNS: Браузер начинает с поиска IP-адреса сервера, на котором находится сайт. Эта информация хранится в системе DNS (Domain Name System). Браузер пытается найти запись об IP-адресе сайта в ближайших местах, чтобы сэкономить время: в своей истории подключений, в операционной системе, в кэше роутера.</text:p>
            <text:p text:style-name="P11"/>
            <text:p text:style-name="P11">2. <text:span text:style-name="T39">З</text:span>апрос к DNS-серверам: Если браузер не находит подходящих записей в кэше, он формирует запрос к DNS-серверам, расположенным в интернете.</text:p>
            <text:p text:style-name="P11"/>
            <text:p text:style-name="P11">3. Установление соединения с сервером: Как только браузер узнал IP-адрес нужного сервера, он пытается установить с ним соединение. В большинстве случаев для этого используется протокол TCP.</text:p>
            <text:p text:style-name="P11"/>
            <text:p text:style-name="P11">4. Отправка HTTP-запроса: После установки соединения браузер отправляет специальный запрос, в котором просит сервер отправить данные для отображения страницы.</text:p>
            <text:p text:style-name="P11"/>
            <text:p text:style-name="P11">5. Получение и отображение контента: Сервер отвечает на HTTP-запрос, браузер получает HTML-код, анализирует его и запрашивает ресурсы в html-коде (например, js, css, изображения и т. д.). Затем браузер отображает страницу пользователю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, sans-serif"/>
    <style:font-face style:name="apple-system" svg:font-family="apple-system, BlinkMacSystemFont, Arial, sans-serif"/>
    <style:font-face style:name="apple-system1" svg:font-family="apple-system, Roboto, SegoeUI, 'Segoe UI', 'Helvetica Neue', Helvetica, 'Microsoft YaHei', 'Meiryo UI', Meiryo, 'Arial Unicode MS', sans-serif"/>
    <style:font-face style:name="system-ui" svg:font-family="system-ui, apple-system, 'Segoe UI', Roboto, Ubuntu, Cantarell, 'Noto Sans', sans-serif, 'Segoe UI', Roboto, 'Helvetica Neue', 'Noto Sans', 'Liberation Sans', Arial, sans-serif, 'Apple Color Emoji', 'Segoe UI Emoji', 'Segoe UI Symbol', 'Noto Color Emoji'"/>
    <style:font-face style:name="system-ui1" svg:font-family="system-ui, apple-system, 'Segoe UI', Roboto, Ubuntu, Cantarell, 'Noto Sans', sans-serif, 'Segoe UI', Roboto, 'Helvetica Neue', 'Noto Sans', 'Liberation Sans', Arial, sans-serif, 'Apple Color Emoji', 'Segoe UI Emoji', 'Segoe UI Symbol', 'Noto Color Emoji'" style:font-family-generic="roman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margin-left="0in" fo:margin-right="0in" fo:orphans="2" fo:widows="2" fo:text-indent="0in" style:auto-text-indent="false" text:number-lines="false" text:line-number="0"/>
      <style:text-properties fo:font-size="10pt" fo:language="ru" fo:country="RU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3-11-06T23:55:58.987159945</dc:date>
    <meta:editing-duration>PT10M55S</meta:editing-duration>
    <meta:editing-cycles>4</meta:editing-cycles>
    <meta:document-statistic meta:table-count="1" meta:image-count="0" meta:object-count="0" meta:page-count="2" meta:paragraph-count="41" meta:word-count="671" meta:character-count="4988" meta:non-whitespace-character-count="4339"/>
  </office:meta>
</office:document-meta>
</file>